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rank Ruhl Libre" svg:font-family="'Frank Ruhl Libre', serif"/>
    <style:font-face style:name="Open Sans" svg:font-family="'Open Sans', sans-serif"/>
    <style:font-face style:name="PT Sans" svg:font-family="'PT Sans', sans-serif"/>
    <style:font-face style:name="apple-system" svg:font-family="apple-system, system-ui, '“Segoe UI”', Roboto, Oxygen, Ubuntu, Cantarell, '“Fira Sans”', '“Droid Sans”', '“Helvetica Neue”', sans-serif"/>
    <style:font-face style:name="drhg" svg:font-family="drhg, apple-system, BlinkMacSystemFont, Roboto, 'Helvetica Neue', Arial, sans-serif"/>
    <style:font-face style:name="youngserif-regular" svg:font-family="youngserif-regular, serif"/>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variant="normal" fo:text-transform="none" fo:color="#000000" style:font-name="Arial1" fo:font-size="12pt" fo:letter-spacing="normal" fo:font-style="normal" fo:font-weight="normal" officeooo:rsid="00097fcc" officeooo:paragraph-rsid="00097fcc"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variant="normal" fo:text-transform="none" fo:color="#000000" style:font-name="Arial1" fo:font-size="12pt" fo:letter-spacing="normal" fo:font-style="normal" fo:font-weight="normal" officeooo:rsid="00097fcc" officeooo:paragraph-rsid="00097fcc"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variant="normal" fo:text-transform="none" fo:color="#000000" style:font-name="Arial1" fo:font-size="12pt" fo:letter-spacing="normal" fo:font-style="normal" fo:font-weight="normal" officeooo:paragraph-rsid="000afe37"/>
    </style:style>
    <style:style style:name="P5" style:family="paragraph" style:parent-style-name="Standard">
      <style:paragraph-properties fo:line-height="150%" fo:text-align="start" style:justify-single-word="false"/>
      <style:text-properties fo:font-variant="normal" fo:text-transform="none" fo:color="#000000" style:font-name="Arial1" fo:font-size="12pt" fo:letter-spacing="normal" fo:font-style="normal" fo:font-weight="normal" officeooo:paragraph-rsid="000bf686"/>
    </style:style>
    <style:style style:name="P6" style:family="paragraph" style:parent-style-name="Standard">
      <style:paragraph-properties fo:line-height="150%" fo:text-align="start" style:justify-single-word="false"/>
      <style:text-properties fo:font-variant="normal" fo:text-transform="none" fo:color="#000000" style:font-name="Arial1" fo:font-size="12pt" fo:letter-spacing="normal" fo:font-style="normal" fo:font-weight="normal" officeooo:paragraph-rsid="000bff35"/>
    </style:style>
    <style:style style:name="P7" style:family="paragraph" style:parent-style-name="Standard">
      <style:paragraph-properties fo:line-height="150%" fo:text-align="start" style:justify-single-word="false"/>
      <style:text-properties fo:font-variant="normal" fo:text-transform="none" fo:color="#000000" style:font-name="Arial1" fo:font-size="12pt" fo:letter-spacing="normal" fo:font-style="normal" fo:font-weight="normal" officeooo:paragraph-rsid="000c52c5"/>
    </style:style>
    <style:style style:name="P8" style:family="paragraph" style:parent-style-name="Standard">
      <style:paragraph-properties fo:line-height="150%" fo:text-align="center" style:justify-single-word="false"/>
      <style:text-properties fo:font-variant="normal" fo:text-transform="none" fo:color="#000000" style:font-name="Arial1" fo:font-size="12pt" fo:letter-spacing="normal" fo:font-style="normal" fo:font-weight="normal" officeooo:rsid="000bff35" officeooo:paragraph-rsid="000bff35"/>
    </style:style>
    <style:style style:name="P9" style:family="paragraph" style:parent-style-name="Standard">
      <style:paragraph-properties fo:line-height="150%" fo:text-align="start" style:justify-single-word="false" style:writing-mode="lr-tb"/>
      <style:text-properties fo:font-variant="normal" fo:text-transform="none" fo:color="#000000" style:font-name="Arial1" fo:font-size="12pt" fo:letter-spacing="normal" fo:font-style="normal" fo:font-weight="normal" officeooo:paragraph-rsid="00097fcc"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writing-mode="lr-tb"/>
      <style:text-properties officeooo:paragraph-rsid="00097fcc"/>
    </style:style>
    <style:style style:name="P11" style:family="paragraph" style:parent-style-name="Standard" style:master-page-name="Standard">
      <style:paragraph-properties fo:line-height="150%" fo:text-align="start" style:justify-single-word="false" style:page-number="auto" style:writing-mode="lr-tb"/>
      <style:text-properties officeooo:paragraph-rsid="00097fcc"/>
    </style:style>
    <style:style style:name="P12" style:family="paragraph" style:parent-style-name="Standard">
      <style:paragraph-properties fo:line-height="150%" fo:text-align="center" style:justify-single-word="false" fo:break-before="page"/>
      <style:text-properties fo:font-variant="normal" fo:text-transform="none" fo:color="#000000" style:font-name="Arial1" fo:font-size="12pt" fo:letter-spacing="normal" fo:font-style="normal" fo:font-weight="normal" officeooo:rsid="000bff35" officeooo:paragraph-rsid="000bff35"/>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officeooo:rsid="00097fcc"/>
    </style:style>
    <style:style style:name="T4" style:family="text">
      <style:text-properties fo:color="#181d27" style:font-size-asian="12pt" style:font-size-complex="12pt"/>
    </style:style>
    <style:style style:name="T5" style:family="text">
      <style:text-properties fo:color="#181d27" style:font-size-asian="12pt" style:font-style-asian="normal" style:font-weight-asian="normal" style:font-size-complex="12pt" style:font-style-complex="normal" style:font-weight-complex="normal"/>
    </style:style>
    <style:style style:name="T6" style:family="text">
      <style:text-properties fo:color="#181d27" style:font-name="drhg" fo:font-size="32.9000015258789pt" style:font-size-asian="12pt" style:font-style-asian="normal" style:font-weight-asian="normal" style:font-size-complex="12pt" style:font-style-complex="normal" style:font-weight-complex="normal"/>
    </style:style>
    <style:style style:name="T7" style:family="text">
      <style:text-properties fo:color="#181d27" fo:font-size="32.9000015258789pt" style:font-size-asian="12pt" style:font-style-asian="normal" style:font-weight-asian="normal" style:font-size-complex="12pt" style:font-style-complex="normal" style:font-weight-complex="normal"/>
    </style:style>
    <style:style style:name="T8" style:family="text">
      <style:text-properties fo:color="#181d27" fo:font-size="11pt" style:font-size-asian="11pt" style:font-style-asian="normal" style:font-weight-asian="normal" style:font-size-complex="11pt" style:font-style-complex="normal" style:font-weight-complex="normal"/>
    </style:style>
    <style:style style:name="T9" style:family="text">
      <style:text-properties style:font-size-asian="12pt" style:font-weight-asian="normal" style:font-size-complex="12pt" style:font-weight-complex="normal"/>
    </style:style>
    <style:style style:name="T10" style:family="text">
      <style:text-properties officeooo:rsid="00097fcc" style:font-size-asian="12pt" style:font-weight-asian="normal" style:font-size-complex="12pt" style:font-weight-complex="normal"/>
    </style:style>
    <style:style style:name="T11" style:family="text">
      <style:text-properties officeooo:rsid="000b5879" style:font-size-asian="12pt" style:font-weight-asian="normal" style:font-size-complex="12pt" style:font-weight-complex="normal"/>
    </style:style>
    <style:style style:name="T12" style:family="text">
      <style:text-properties officeooo:rsid="000bf686" style:font-size-asian="12pt" style:font-weight-asian="normal" style:font-size-complex="12pt" style:font-weight-complex="normal"/>
    </style:style>
    <style:style style:name="T13" style:family="text">
      <style:text-properties officeooo:rsid="000bff35" style:font-size-asian="12pt" style:font-weight-asian="normal" style:font-size-complex="12pt" style:font-weight-complex="normal"/>
    </style:style>
    <style:style style:name="T14" style:family="text">
      <style:text-properties style:font-size-asian="12pt" style:font-style-asian="normal" style:font-weight-asian="normal" style:font-size-complex="12pt" style:font-style-complex="normal" style:font-weight-complex="normal"/>
    </style:style>
    <style:style style:name="T15" style:family="text">
      <style:text-properties officeooo:rsid="000bff35" style:font-size-asian="12pt" style:font-style-asian="normal" style:font-weight-asian="normal" style:font-size-complex="12pt" style:font-style-complex="normal" style:font-weight-complex="normal"/>
    </style:style>
    <style:style style:name="T16" style:family="text">
      <style:text-properties officeooo:rsid="000c52c5" style:font-size-asian="12pt" style:font-style-asian="normal" style:font-weight-asian="normal" style:font-size-complex="12pt" style:font-style-complex="normal" style:font-weight-complex="normal"/>
    </style:style>
    <style:style style:name="T17" style:family="text">
      <style:text-properties style:font-name="Arial1"/>
    </style:style>
    <style:style style:name="T18" style:family="text">
      <style:text-properties style:font-name="Arial1" fo:font-size="12pt" style:font-size-asian="12pt" style:font-size-complex="12pt"/>
    </style:style>
    <style:style style:name="T19" style:family="text">
      <style:text-properties style:font-name="Arial1" fo:font-size="11pt" style:font-size-asian="11pt" style:font-size-complex="11pt"/>
    </style:style>
    <style:style style:name="T20" style:family="text">
      <style:text-properties fo:font-size="12pt" style:font-size-asian="12pt" style:font-size-complex="12pt"/>
    </style:style>
    <style:style style:name="T21" style:family="text">
      <style:text-properties fo:color="#444444" style:font-size-asian="12pt" style:font-size-complex="12pt"/>
    </style:style>
    <style:style style:name="T22" style:family="text">
      <style:text-properties style:font-name="youngserif-regular" fo:font-size="27.2000007629395pt" style:font-size-asian="12pt" style:font-style-asian="normal" style:font-weight-asian="normal" style:font-size-complex="12pt" style:font-style-complex="normal" style:font-weight-complex="normal"/>
    </style:style>
    <style:style style:name="T23" style:family="text">
      <style:text-properties style:font-name="youngserif-regular"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Jonathan Disla</text:span></text:p>
      <text:p text:style-name="P10"><text:span text:style-name="T2">WEB 321</text:span></text:p>
      <text:p text:style-name="P9"><text:span text:style-name="T1">Discussion </text:span><text:span text:style-name="T3">5.3</text:span></text:p>
      <text:p text:style-name="P1"/>
      <text:p text:style-name="P2">Wire Framing Tools Research</text:p>
      <text:p text:style-name="P2"/>
      <text:p text:style-name="P2"/>
      <text:p text:style-name="P3">The first of three free wire framing tools is Pencil Project. <text:s/>According to Clique Studios, "It has an unlimited amount of designs for UX/UI pros to utilize and all of its features come completely free." <text:s/>You can select a multitude of elements or shapes to create and edit. <text:s/>After creating the interface, the document can be exported as an HTML markup page. <text:s/>It takes some getting used to and the element you are looking for may not be available although you can look for clipart. <text:s/>The documentation is a bit dull with mostly text no video tutorial. All OS platforms are supported.</text:p>
      <text:p text:style-name="P3"/>
      <text:p text:style-name="P5"><text:span text:style-name="T10">Mydraft.cc is a very simple wireframe tool which is also open source. <text:s/></text:span><text:span text:style-name="T12">According to </text:span><text:span text:style-name="T13">Henri from </text:span><text:span text:style-name="T12">bashooka.com, “</text:span><text:span text:style-name="T21">Open source wireframing tool written in typescript, react and redux.</text:span><text:span text:style-name="T12">”</text:span><text:span text:style-name="T10">It features a limited assortment of elements to choose from. <text:s/>Where it shines is that it has a large amount of font awesome icons to choose from out of the box. <text:s/>It is a web integrated application so there is nothing to download. <text:s/>This app is very easy to use as they label all the components very clearly. <text:s/>I did not find any sort of tutorial or help section. <text:s/>Since it is web based, there are no platform limitations. </text:span></text:p>
      <text:p text:style-name="P3"/>
      <text:p text:style-name="P4"><text:span text:style-name="T10">Diagrams.net <text:s/></text:span><text:span text:style-name="T11">or Draw.io, </text:span><text:span text:style-name="T10">is my favorite in this list. <text:s/></text:span><text:span text:style-name="T11">According to </text:span><text:span text:style-name="T10">designrevision.com, "</text:span><text:span text:style-name="T4">It has a lot of features and comes with more components that you will actually use. So many that it has an option to toggle groups on and off based on what you need.</text:span><text:span text:style-name="T10">" <text:s/>This app is available online with no need to login or can be downloaded. <text:s/>There are so many elements to choose from, so much that they allow you to edit your dashboard because so many element types don't fit in the toolbar. <text:s text:c="2"/>One of the features I liked the most is that it has all bootstrap and mobile platform elements available. <text:s/>This app is very easy to use. Their technical support or documentation takes place in the blog section. <text:s/>There you can find a lot of information and it is searchable. <text:s text:c="3"/>Because it can be accessed on the web, it is available for all platforms.</text:span></text:p>
      <text:p text:style-name="P12"><text:span text:style-name="T10">R</text:span><text:span text:style-name="T9">eference List</text:span></text:p>
      <text:p text:style-name="P8"><text:span text:style-name="T9"/></text:p>
      <text:p text:style-name="P6"><text:span text:style-name="T13">Henri. </text:span><text:span text:style-name="T15">“</text:span><text:span text:style-name="T14">24 Useful Wireframe &amp; Prototyping Tools For Web &amp; Mobile</text:span><text:span text:style-name="T15">”, Bashooka.com. <text:s/>06 <text:tab/>March 2019. <text:s/></text:span><text:a xlink:type="simple" xlink:href="https://bashooka.com/coding/wireframe-prototyping-tools-for-web-mobile/" text:style-name="Internet_20_link" text:visited-style-name="Visited_20_Internet_20_Link"><text:span text:style-name="T15">https://bashooka.com/coding/wireframe-prototyping-tools-for-web-mobile/</text:span></text:a></text:p>
      <text:p text:style-name="P6"><text:span text:style-name="T15"/></text:p>
      <text:p text:style-name="P7"><text:span text:style-name="T15">H</text:span><text:span text:style-name="T16">ufford, Brenda. “</text:span><text:span text:style-name="T14">10 Best Forever Free Wireframing Tools for Designers (2020)</text:span><text:span text:style-name="T16">”, <text:tab/>cliquestudios.com. 31 October 2019. </text:span><text:a xlink:type="simple" xlink:href="https://cliquestudios.com/free-wireframing-tools/" text:style-name="Internet_20_link" text:visited-style-name="Visited_20_Internet_20_Link"><text:span text:style-name="T16">https://cliquestudios.com/free-wireframing-tools/</text:span></text:a></text:p>
      <text:p text:style-name="P6"><text:span text:style-name="T15"/></text:p>
      <text:p text:style-name="P6"><text:span text:style-name="T15">Vasile, Catalin. “</text:span><text:span text:style-name="T5">Reviewing the best wireframing tools for designers in 2019</text:span><text:span text:style-name="T15">”, <text:tab/>designrevision.com. January 20 2019</text:span></text:p>
      <text:p text:style-name="P6"><text:span text:style-name="T15"><text:tab/></text:span><text:a xlink:type="simple" xlink:href="https://designrevision.com/best-wireframing-tools-2017/" text:style-name="Internet_20_link" text:visited-style-name="Visited_20_Internet_20_Link"><text:span text:style-name="T15">https://designrevision.com/best-wireframing-tools-2017/</text:span></text:a></text:p>
      <text:p text:style-name="P6"><text:span text:style-name="T1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rank Ruhl Libre" svg:font-family="'Frank Ruhl Libre', serif"/>
    <style:font-face style:name="Open Sans" svg:font-family="'Open Sans', sans-serif"/>
    <style:font-face style:name="PT Sans" svg:font-family="'PT Sans', sans-serif"/>
    <style:font-face style:name="apple-system" svg:font-family="apple-system, system-ui, '“Segoe UI”', Roboto, Oxygen, Ubuntu, Cantarell, '“Fira Sans”', '“Droid Sans”', '“Helvetica Neue”', sans-serif"/>
    <style:font-face style:name="drhg" svg:font-family="drhg, apple-system, BlinkMacSystemFont, Roboto, 'Helvetica Neue', Arial, sans-serif"/>
    <style:font-face style:name="youngserif-regular" svg:font-family="youngserif-regular, serif"/>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17T20:13:18.130256179</meta:creation-date>
    <dc:date>2020-11-17T20:28:26.518916169</dc:date>
    <meta:editing-duration>PT15M6S</meta:editing-duration>
    <meta:editing-cycles>6</meta:editing-cycles>
    <meta:generator>LibreOffice/6.3.0.4$MacOSX_X86_64 LibreOffice_project/057fc023c990d676a43019934386b85b21a9ee99</meta:generator>
    <meta:document-statistic meta:table-count="0" meta:image-count="0" meta:object-count="0" meta:page-count="2" meta:paragraph-count="12" meta:word-count="418" meta:character-count="2597" meta:non-whitespace-character-count="2162"/>
  </office:meta>
</office:document-meta>
</file>